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8532"/>
    </style:style>
    <style:style style:name="T1" style:family="text">
      <style:text-properties officeooo:rsid="00028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ониторинг пациен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4-02-20T19:38:21</meta:creation-date>
    <dc:date>2014-02-20T19:39:12</dc:date>
    <dc:creator>alex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3.6$Linux_X86_64 LibreOffice_project/360m1$Build-2</meta:generator>
  </office:meta>
</office:document-meta>
</file>